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 table:number-rows-repeated="104783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20:42:25.4115300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5-04T20:43:34.978807896</dc:date>
    <dc:creator>Jesus Castagnetto</dc:creator>
    <meta:editing-duration>P5DT16H15M7S</meta:editing-duration>
    <meta:editing-cycles>517</meta:editing-cycles>
    <meta:generator>LibreOffice/7.1.2.2$Linux_X86_64 LibreOffice_project/10$Build-2</meta:generator>
    <meta:document-statistic meta:table-count="1" meta:cell-count="5306" meta:object-count="0"/>
  </office:meta>
</office:document-meta>
</file>